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border-line-width-bottom="0.002cm 0.035cm 0.002cm" fo:padding="0.074cm" fo:border-left="none" fo:border-right="none" fo:border-top="none" fo:border-bottom="0.039cm double #000000" style:join-border="false"/>
    </style:style>
    <style:style style:name="P2"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4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mulation du SPP:</text:p>
      <text:p text:style-name="Standard"/>
      <text:p text:style-name="Standard">Selon Xavier Delorme, Xavier Gandibleux et <text:s/>Joaquin Rodriguez dans leur article (European Journal of Operational Research 153 (2004) 564–580 ) le problème se présente comme suit: </text:p>
      <text:p text:style-name="Standard"/>
      <text:p text:style-name="Standard">"</text:p>
      <text:p text:style-name="Standard"/>
      <text:p text:style-name="P2">Le problème de <text:bookmark text:name="SPP"/>Set Packing est défini par le modèle mathématique suivant :</text:p>
      <text:p text:style-name="P2">Max somme{i=1,…,n} c(i) x(i)<text:line-break/>sc somme{i=1,…,n} t(i,j) x(i) &lt;= 1, pour j=1,…,m<text:line-break/>x(i)=0 ou 1</text:p>
      <text:p text:style-name="P2"/>
      <text:p text:style-name="Standard">"</text:p>
      <text:p text:style-name="Standard">Ils'agit d'une modélisation mathématique d'un problème qu'ils ont rencontré vis à vis de la gestion d'une jonction de voie ferré. <text:line-break/>Il fallait faire passer un maximum de trains sur une unique jonction sachant que les types de trains, leur longueur (donc le temps d'utilisation de la jonction) pouvaient varier (Transport de fret, Trasport de passager, etc..) .</text:p>
      <text:p text:style-name="Standard">Ainsi, chaque contrainte pourrait représenter un pannel de train pouvant emprunter la jonction à une plage horraire donné, seul un train peut passer celle-ci à la fois.</text:p>
      <text:p text:style-name="Standard">Il faudrait ainsi maximuser le nombre de trains passant sur la jonction lors d'une journée, tout en évitant les collisions et en respectant les distances reglementaire. </text:p>
      <text:p text:style-name="Standard"/>
      <text:p text:style-name="P1"/>
      <text:p text:style-name="Standard">2</text:p>
      <text:p text:style-name="Standard">==============================</text:p>
      <text:p text:style-name="Standard">Modélisation JuMP (ou GMP) du SPP</text:p>
      <text:p text:style-name="Standard">Pr´esenter la mod´elisation JuMP (ou GMP) du SPP.</text:p>
      <text:p text:style-name="Standard">=============================</text:p>
      <text:p text:style-name="Standard"/>
      <text:p text:style-name="Standard">---&gt; Voir setSPP.jl et commenter</text:p>
      <text:p text:style-name="Standard"/>
      <text:p text:style-name="P1"/>
      <text:p text:style-name="Standard">3</text:p>
      <text:p text:style-name="Standard">Instances numériques de SPP</text:p>
      <text:p text:style-name="Standard">Présenter les 10 instances sélectionnées sous forme de tableau</text:p>
      <text:p text:style-name="Standard">===========================<text:line-break/></text:p>
      <text:p text:style-name="Standard"/>
      <text:p text:style-name="P1"/>
      <text:p text:style-name="Standard">4</text:p>
      <text:p text:style-name="Standard">Heuristique de construction appliqu´ee au SPP</text:p>
      <text:p text:style-name="Standard">Pr´esenter l’algorithme mis en œuvre. Illustrer sur un exemple didactique.</text:p>
      <text:p text:style-name="Standard">==========================<text:lin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3H40M21S</meta:editing-duration>
    <meta:editing-cycles>4</meta:editing-cycles>
    <meta:generator>OpenOffice/4.1.6$Win32 OpenOffice.org_project/416m1$Build-9790</meta:generator>
    <dc:date>2019-09-25T21:10:00.15</dc:date>
    <dc:creator>soki </dc:creator>
    <meta:document-statistic meta:table-count="0" meta:image-count="0" meta:object-count="0" meta:page-count="1" meta:paragraph-count="23" meta:word-count="225" meta:character-count="1498"/>
    <meta:user-defined meta:name="Info 1"/>
    <meta:user-defined meta:name="Info 2"/>
    <meta:user-defined meta:name="Info 3"/>
    <meta:user-defined meta:name="Info 4"/>
  </office:meta>
</office:document-meta>
</file>